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OTES CONTROL 30/04/201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4" office:value-type="string">
            <text:p>Nom</text:p>
          </table:table-cell>
          <table:table-cell table:style-name="ce6" office:value-type="string">
            <text:p>Nota Control 3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/>
        </table:table-row>
        <table:table-row table:style-name="ro1">
          <table:table-cell office:value-type="string">
            <text:p>43162189K</text:p>
          </table:table-cell>
          <table:table-cell office:value-type="string">
            <text:p>Aloy Gallent, Francisco Javier</text:p>
          </table:table-cell>
          <table:table-cell table:formula="of:=IF(OR([.D4]&lt;&gt;&quot;&quot;;[.E4]&lt;&gt;&quot;&quot;);2*([.D4]+[.E4]);&quot;&quot;)"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4069476J</text:p>
          </table:table-cell>
          <table:table-cell office:value-type="string">
            <text:p>Álvaro Ribas, Óscar Antonio</text:p>
          </table:table-cell>
          <table:table-cell table:formula="of:=IF(OR([.D5]&lt;&gt;&quot;&quot;;[.E5]&lt;&gt;&quot;&quot;);2*([.D5]+[.E5]);&quot;&quot;)" office:value-type="float" office:value="10">
            <text:p>10</text:p>
          </table:table-cell>
          <table:table-cell table:number-columns-repeated="2" office:value-type="float" office:value="2.5">
            <text:p>2,5</text:p>
          </table:table-cell>
          <table:table-cell/>
        </table:table-row>
        <table:table-row table:style-name="ro1">
          <table:table-cell office:value-type="string">
            <text:p>43199000D</text:p>
          </table:table-cell>
          <table:table-cell office:value-type="string">
            <text:p>Barceló Bobillo, Maria Neus</text:p>
          </table:table-cell>
          <table:table-cell table:formula="of:=IF(OR([.D6]&lt;&gt;&quot;&quot;;[.E6]&lt;&gt;&quot;&quot;);2*([.D6]+[.E6]);&quot;&quot;)" office:value-type="float" office:value="8">
            <text:p>8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string">
            <text:p>X2195067Q</text:p>
          </table:table-cell>
          <table:table-cell office:value-type="string">
            <text:p>Belghazi , Kaoutar</text:p>
          </table:table-cell>
          <table:table-cell table:formula="of:=IF(OR([.D7]&lt;&gt;&quot;&quot;;[.E7]&lt;&gt;&quot;&quot;);2*([.D7]+[.E7]);&quot;&quot;)"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43190653B</text:p>
          </table:table-cell>
          <table:table-cell office:value-type="string">
            <text:p>Bobadilla Fonollá, Tomás Enrique</text:p>
          </table:table-cell>
          <table:table-cell table:formula="of:=IF(OR([.D8]&lt;&gt;&quot;&quot;;[.E8]&lt;&gt;&quot;&quot;);2*([.D8]+[.E8]);&quot;&quot;)" office:value-type="float" office:value="3.5">
            <text:p>3,5</text:p>
          </table:table-cell>
          <table:table-cell office:value-type="float" office:value="1.75">
            <text:p>1,7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43123540N</text:p>
          </table:table-cell>
          <table:table-cell office:value-type="string">
            <text:p>Bordoy Vadell, Miguel Santiago</text:p>
          </table:table-cell>
          <table:table-cell table:formula="of:=IF(OR([.D9]&lt;&gt;&quot;&quot;;[.E9]&lt;&gt;&quot;&quot;);2*([.D9]+[.E9]);&quot;&quot;)" office:value-type="float" office:value="4.5">
            <text:p>4,5</text:p>
          </table:table-cell>
          <table:table-cell office:value-type="float" office:value="2.25">
            <text:p>2,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43214147E</text:p>
          </table:table-cell>
          <table:table-cell office:value-type="string">
            <text:p>de Vera Encinas, Daniel José</text:p>
          </table:table-cell>
          <table:table-cell table:formula="of:=IF(OR([.D10]&lt;&gt;&quot;&quot;;[.E10]&lt;&gt;&quot;&quot;);2*([.D10]+[.E10]);&quot;&quot;)" office:value-type="float" office:value="6.5">
            <text:p>6,5</text:p>
          </table:table-cell>
          <table:table-cell office:value-type="float" office:value="1.75">
            <text:p>1,75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string">
            <text:p>43122444C</text:p>
          </table:table-cell>
          <table:table-cell office:value-type="string">
            <text:p>Galmés Trueba, Lluís Miguel</text:p>
          </table:table-cell>
          <table:table-cell table:formula="of:=IF(OR([.D11]&lt;&gt;&quot;&quot;;[.E11]&lt;&gt;&quot;&quot;);2*([.D11]+[.E11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1540268Z</text:p>
          </table:table-cell>
          <table:table-cell office:value-type="string">
            <text:p>Gamon Runnenberg, Eric Anaut</text:p>
          </table:table-cell>
          <table:table-cell table:formula="of:=IF(OR([.D12]&lt;&gt;&quot;&quot;;[.E12]&lt;&gt;&quot;&quot;);2*([.D12]+[.E12]);&quot;&quot;)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8236615F</text:p>
          </table:table-cell>
          <table:table-cell office:value-type="string">
            <text:p>Garau Villegas, Teresa Maria</text:p>
          </table:table-cell>
          <table:table-cell table:formula="of:=IF(OR([.D13]&lt;&gt;&quot;&quot;;[.E13]&lt;&gt;&quot;&quot;);2*([.D13]+[.E13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1508988Z</text:p>
          </table:table-cell>
          <table:table-cell office:value-type="string">
            <text:p>Llopis Garrido, Luis Borja</text:p>
          </table:table-cell>
          <table:table-cell table:formula="of:=IF(OR([.D14]&lt;&gt;&quot;&quot;;[.E14]&lt;&gt;&quot;&quot;);2*([.D14]+[.E14]);&quot;&quot;)"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43192751Q</text:p>
          </table:table-cell>
          <table:table-cell office:value-type="string">
            <text:p>Llull Salvà, Maria</text:p>
          </table:table-cell>
          <table:table-cell table:formula="of:=IF(OR([.D15]&lt;&gt;&quot;&quot;;[.E15]&lt;&gt;&quot;&quot;);2*([.D15]+[.E15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3181545B</text:p>
          </table:table-cell>
          <table:table-cell office:value-type="string">
            <text:p>Lopez Brines, David</text:p>
          </table:table-cell>
          <table:table-cell table:formula="of:=IF(OR([.D16]&lt;&gt;&quot;&quot;;[.E16]&lt;&gt;&quot;&quot;);2*([.D16]+[.E16]);&quot;&quot;)" office:value-type="float" office:value="4.5">
            <text:p>4,5</text:p>
          </table:table-cell>
          <table:table-cell office:value-type="float" office:value="2.25">
            <text:p>2,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41538876W</text:p>
          </table:table-cell>
          <table:table-cell office:value-type="string">
            <text:p>López Cecilia, Antonio-Jesús</text:p>
          </table:table-cell>
          <table:table-cell table:formula="of:=IF(OR([.D17]&lt;&gt;&quot;&quot;;[.E17]&lt;&gt;&quot;&quot;);2*([.D17]+[.E17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7255548R</text:p>
          </table:table-cell>
          <table:table-cell office:value-type="string">
            <text:p>Mari Vargas, Antonio</text:p>
          </table:table-cell>
          <table:table-cell table:formula="of:=IF(OR([.D18]&lt;&gt;&quot;&quot;;[.E18]&lt;&gt;&quot;&quot;);2*([.D18]+[.E18]);&quot;&quot;)"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43192706V</text:p>
          </table:table-cell>
          <table:table-cell office:value-type="string">
            <text:p>Mas Carreras, Aina</text:p>
          </table:table-cell>
          <table:table-cell table:formula="of:=IF(OR([.D19]&lt;&gt;&quot;&quot;;[.E19]&lt;&gt;&quot;&quot;);2*([.D19]+[.E19]);&quot;&quot;)"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43163679Q</text:p>
          </table:table-cell>
          <table:table-cell office:value-type="string">
            <text:p>Morell Alemany, Margalida</text:p>
          </table:table-cell>
          <table:table-cell table:formula="of:=IF(OR([.D20]&lt;&gt;&quot;&quot;;[.E20]&lt;&gt;&quot;&quot;);2*([.D20]+[.E20]);&quot;&quot;)" office:value-type="float" office:value="5.5">
            <text:p>5,5</text:p>
          </table:table-cell>
          <table:table-cell office:value-type="float" office:value="2.25">
            <text:p>2,25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43178645D</text:p>
          </table:table-cell>
          <table:table-cell office:value-type="string">
            <text:p>Morro Cifre, Marc</text:p>
          </table:table-cell>
          <table:table-cell table:formula="of:=IF(OR([.D21]&lt;&gt;&quot;&quot;;[.E21]&lt;&gt;&quot;&quot;);2*([.D21]+[.E21]);&quot;&quot;)" office:value-type="float" office:value="9.8">
            <text:p>9,8</text:p>
          </table:table-cell>
          <table:table-cell office:value-type="float" office:value="2.5">
            <text:p>2,5</text:p>
          </table:table-cell>
          <table:table-cell office:value-type="float" office:value="2.4">
            <text:p>2,4</text:p>
          </table:table-cell>
          <table:table-cell/>
        </table:table-row>
        <table:table-row table:style-name="ro1">
          <table:table-cell office:value-type="string">
            <text:p>41520201A</text:p>
          </table:table-cell>
          <table:table-cell office:value-type="string">
            <text:p>Muntaner Capó, Antonio</text:p>
          </table:table-cell>
          <table:table-cell table:formula="of:=IF(OR([.D22]&lt;&gt;&quot;&quot;;[.E22]&lt;&gt;&quot;&quot;);2*([.D22]+[.E22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Y0278801D</text:p>
          </table:table-cell>
          <table:table-cell office:value-type="string">
            <text:p>Nguema Edu Nsaha, Marcial</text:p>
          </table:table-cell>
          <table:table-cell table:formula="of:=IF(OR([.D23]&lt;&gt;&quot;&quot;;[.E23]&lt;&gt;&quot;&quot;);2*([.D23]+[.E23]);&quot;&quot;)"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78216840G</text:p>
          </table:table-cell>
          <table:table-cell office:value-type="string">
            <text:p>Nicolau Cladera, Bartolomé</text:p>
          </table:table-cell>
          <table:table-cell table:formula="of:=IF(OR([.D24]&lt;&gt;&quot;&quot;;[.E24]&lt;&gt;&quot;&quot;);2*([.D24]+[.E24]);&quot;&quot;)"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1.75">
            <text:p>1,75</text:p>
          </table:table-cell>
          <table:table-cell/>
        </table:table-row>
        <table:table-row table:style-name="ro1">
          <table:table-cell office:value-type="string">
            <text:p>43206906A</text:p>
          </table:table-cell>
          <table:table-cell office:value-type="string">
            <text:p>Osuna Felipe, Raquel</text:p>
          </table:table-cell>
          <table:table-cell table:formula="of:=IF(OR([.D25]&lt;&gt;&quot;&quot;;[.E25]&lt;&gt;&quot;&quot;);2*([.D25]+[.E25]);&quot;&quot;)" office:value-type="float" office:value="8">
            <text:p>8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string">
            <text:p>43167787F</text:p>
          </table:table-cell>
          <table:table-cell office:value-type="string">
            <text:p>Palacios Landi, Fernando</text:p>
          </table:table-cell>
          <table:table-cell table:formula="of:=IF(OR([.D26]&lt;&gt;&quot;&quot;;[.E26]&lt;&gt;&quot;&quot;);2*([.D26]+[.E26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3149900Z</text:p>
          </table:table-cell>
          <table:table-cell office:value-type="string">
            <text:p>Pedraza Garcia, Leandro</text:p>
          </table:table-cell>
          <table:table-cell table:formula="of:=IF(OR([.D27]&lt;&gt;&quot;&quot;;[.E27]&lt;&gt;&quot;&quot;);2*([.D27]+[.E27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3171461R</text:p>
          </table:table-cell>
          <table:table-cell office:value-type="string">
            <text:p>Rodríguez Pizá, Iván</text:p>
          </table:table-cell>
          <table:table-cell table:formula="of:=IF(OR([.D28]&lt;&gt;&quot;&quot;;[.E28]&lt;&gt;&quot;&quot;);2*([.D28]+[.E28]);&quot;&quot;)" office:value-type="float" office:value="10">
            <text:p>10</text:p>
          </table:table-cell>
          <table:table-cell table:number-columns-repeated="2" office:value-type="float" office:value="2.5">
            <text:p>2,5</text:p>
          </table:table-cell>
          <table:table-cell/>
        </table:table-row>
        <table:table-row table:style-name="ro1">
          <table:table-cell office:value-type="string">
            <text:p>43186065T</text:p>
          </table:table-cell>
          <table:table-cell office:value-type="string">
            <text:p>Rodríguez Tello, Ángel</text:p>
          </table:table-cell>
          <table:table-cell table:formula="of:=IF(OR([.D29]&lt;&gt;&quot;&quot;;[.E29]&lt;&gt;&quot;&quot;);2*([.D29]+[.E29]);&quot;&quot;)"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43077644R</text:p>
          </table:table-cell>
          <table:table-cell office:value-type="string">
            <text:p>Rossello Ferragut, Mª del Carme</text:p>
          </table:table-cell>
          <table:table-cell table:formula="of:=IF(OR([.D30]&lt;&gt;&quot;&quot;;[.E30]&lt;&gt;&quot;&quot;);2*([.D30]+[.E30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3170734X</text:p>
          </table:table-cell>
          <table:table-cell office:value-type="string">
            <text:p>Sánchez Castillo, Jordi</text:p>
          </table:table-cell>
          <table:table-cell table:formula="of:=IF(OR([.D31]&lt;&gt;&quot;&quot;;[.E31]&lt;&gt;&quot;&quot;);2*([.D31]+[.E31]);&quot;&quot;)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43178386A</text:p>
          </table:table-cell>
          <table:table-cell office:value-type="string">
            <text:p>Sastre Vicens, Jaime</text:p>
          </table:table-cell>
          <table:table-cell table:formula="of:=IF(OR([.D32]&lt;&gt;&quot;&quot;;[.E32]&lt;&gt;&quot;&quot;);2*([.D32]+[.E32]);&quot;&quot;)" office:value-type="float" office:value="7">
            <text:p>7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3183867X</text:p>
          </table:table-cell>
          <table:table-cell office:value-type="string">
            <text:p>Sealey Cabrer, Marc Antonio</text:p>
          </table:table-cell>
          <table:table-cell table:formula="of:=IF(OR([.D33]&lt;&gt;&quot;&quot;;[.E33]&lt;&gt;&quot;&quot;);2*([.D33]+[.E33]);&quot;&quot;)"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43220478M</text:p>
          </table:table-cell>
          <table:table-cell office:value-type="string">
            <text:p>Segura Calvet, Fernando</text:p>
          </table:table-cell>
          <table:table-cell table:formula="of:=IF(OR([.D34]&lt;&gt;&quot;&quot;;[.E34]&lt;&gt;&quot;&quot;);2*([.D34]+[.E34]);&quot;&quot;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/>
        </table:table-row>
        <table:table-row table:style-name="ro1">
          <table:table-cell office:value-type="string">
            <text:p>41523955P</text:p>
          </table:table-cell>
          <table:table-cell office:value-type="string">
            <text:p>Socias Vallori, Rafel</text:p>
          </table:table-cell>
          <table:table-cell table:formula="of:=IF(OR([.D35]&lt;&gt;&quot;&quot;;[.E35]&lt;&gt;&quot;&quot;);2*([.D35]+[.E35]);&quot;&quot;)"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/>
        </table:table-row>
        <table:table-row table:style-name="ro1">
          <table:table-cell office:value-type="string">
            <text:p>41539049Z</text:p>
          </table:table-cell>
          <table:table-cell office:value-type="string">
            <text:p>Tomàs Cañellas, Antoni Simó</text:p>
          </table:table-cell>
          <table:table-cell table:formula="of:=IF(OR([.D36]&lt;&gt;&quot;&quot;;[.E36]&lt;&gt;&quot;&quot;);2*([.D36]+[.E36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X3244375H</text:p>
          </table:table-cell>
          <table:table-cell office:value-type="string">
            <text:p>Triana Valencia, Rubén Darío</text:p>
          </table:table-cell>
          <table:table-cell table:formula="of:=IF(OR([.D37]&lt;&gt;&quot;&quot;;[.E37]&lt;&gt;&quot;&quot;);2*([.D37]+[.E37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3146951D</text:p>
          </table:table-cell>
          <table:table-cell office:value-type="string">
            <text:p>Trigo Yerga, Beatriz</text:p>
          </table:table-cell>
          <table:table-cell table:formula="of:=IF(OR([.D38]&lt;&gt;&quot;&quot;;[.E38]&lt;&gt;&quot;&quot;);2*([.D38]+[.E38]);&quot;&quot;)" office:value-type="float" office:value="2.5">
            <text:p>2,5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43193486S</text:p>
          </table:table-cell>
          <table:table-cell office:value-type="string">
            <text:p>Vázquez Nicolau, Cristina</text:p>
          </table:table-cell>
          <table:table-cell table:formula="of:=IF(OR([.D39]&lt;&gt;&quot;&quot;;[.E39]&lt;&gt;&quot;&quot;);2*([.D39]+[.E39]);&quot;&quot;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formula="of:=IF(OR([.D40]&lt;&gt;&quot;&quot;;[.E40]&lt;&gt;&quot;&quot;);2*([.D40]+[.E40]);&quot;&quot;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43165787P</text:p>
          </table:table-cell>
          <table:table-cell office:value-type="string">
            <text:p>Vidal Ripoll, Juan</text:p>
          </table:table-cell>
          <table:table-cell table:formula="of:=IF(OR([.D41]&lt;&gt;&quot;&quot;;[.E41]&lt;&gt;&quot;&quot;);2*([.D41]+[.E41]);&quot;&quot;)"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43176857S</text:p>
          </table:table-cell>
          <table:table-cell office:value-type="string">
            <text:p>Vidal Serra, Pablo</text:p>
          </table:table-cell>
          <table:table-cell office:value-type="float" office:value="4.75">
            <text:p>4,75</text:p>
          </table:table-cell>
          <table:table-cell table:number-columns-repeated="2"/>
          <table:table-cell office:value-type="string">
            <text:p>(Antonio)</text:p>
          </table:table-cell>
        </table:table-row>
        <table:table-row table:style-name="ro1">
          <table:table-cell/>
          <table:table-cell table:style-name="Default"/>
          <table:table-cell table:formula="of:=IF(OR([.D43]&lt;&gt;&quot;&quot;;[.E43]&lt;&gt;&quot;&quot;);2*([.D43]+[.E43])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3053580H</text:p>
          </table:table-cell>
          <table:table-cell table:style-name="Default" office:value-type="string">
            <text:p>Batle Vidal, Gabriel</text:p>
          </table:table-cell>
          <table:table-cell table:formula="of:=IF(OR([.D44]&lt;&gt;&quot;&quot;;[.E44]&lt;&gt;&quot;&quot;);2*([.D44]+[.E44]);&quot;&quot;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float" office:value="43120327">
            <text:p>43120327</text:p>
          </table:table-cell>
          <table:table-cell table:style-name="Default" office:value-type="string">
            <text:p>Rios Cebollada, Miguel Ángel</text:p>
          </table:table-cell>
          <table:table-cell table:formula="of:=IF(OR([.D45]&lt;&gt;&quot;&quot;;[.E45]&lt;&gt;&quot;&quot;);2*([.D45]+[.E45]);&quot;&quot;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12:4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31T12:41:52.43</dc:date>
    <meta:editing-duration>PT01H27M07S</meta:editing-duration>
    <meta:editing-cycles>14</meta:editing-cycles>
    <meta:generator>OpenOffice.org/3.1$Win32 OpenOffice.org_project/310m11$Build-9399</meta:generator>
    <dc:creator>José Luis Lisani</dc:creator>
    <meta:document-statistic meta:table-count="1" meta:cell-count="21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